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não</text:p>
          </table:table-cell>
          <table:table-cell table:style-name="ce53" office:value-type="float" office:value="0" calcext:value-type="float">
            <text:p>-</text:p>
          </table:table-cell>
          <table:table-cell table:style-name="ce46"/>
          <table:table-cell table:style-name="ce62" table:formula="of:=[.C13]-[.F13]" office:value-type="float" office:value="500" calcext:value-type="float">
            <text:p>500,00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3])" office:value-type="float" office:value="500" calcext:value-type="float">
            <text:p>500,00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2.757841183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2.7599463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4:31</meta:creation-date>
    <dc:date>2025-08-01T14:40:13.097612593</dc:date>
    <meta:print-date>2020-02-05T15:45:38.714000000</meta:print-date>
    <dc:language>pt-PT</dc:language>
    <meta:editing-cycles>649</meta:editing-cycles>
    <meta:editing-duration>P3DT18H25M13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